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443" officeooo:paragraph-rsid="00132443"/>
    </style:style>
    <style:style style:name="P2" style:family="paragraph" style:parent-style-name="Standard">
      <style:text-properties officeooo:rsid="0013845a" officeooo:paragraph-rsid="0013845a"/>
    </style:style>
    <style:style style:name="P3" style:family="paragraph" style:parent-style-name="Standard">
      <style:text-properties officeooo:rsid="00144054" officeooo:paragraph-rsid="00144054"/>
    </style:style>
    <style:style style:name="P4" style:family="paragraph" style:parent-style-name="Standard">
      <style:text-properties fo:font-size="14pt" fo:font-weight="bold" officeooo:rsid="0014453c" officeooo:paragraph-rsid="0014453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4c393" officeooo:paragraph-rsid="0014c39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3pt" fo:font-weight="bold" officeooo:rsid="00132443" officeooo:paragraph-rsid="001324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44054" officeooo:paragraph-rsid="00144054" style:font-size-asian="13pt" style:font-weight-asian="bold" style:font-size-complex="13pt" style:font-weight-complex="bold"/>
    </style:style>
    <style:style style:name="T1" style:family="text">
      <style:text-properties officeooo:rsid="001384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4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os dados de Violações de arquiteturas e cochanges</text:p>
      <text:p text:style-name="P1"/>
      <text:p text:style-name="P5">Violações Arquiteturais</text:p>
      <text:p text:style-name="P1"/>
      <text:p text:style-name="P1"/>
      <text:p text:style-name="P4">Cochanges e Violações Arquiteturais</text:p>
      <text:p text:style-name="P1"/>
      <text:p text:style-name="P7">Abordagem <text:span text:style-name="T3">1 </text:span>– Verificar dentre as cochanges, quantas possuiam pelo menos uma das classes com violações</text:p>
      <text:p text:style-name="P3"/>
      <text:p text:style-name="P3">Consistem em verificar todos os pares de classes que constituem uma cochange e testar se pelo menos uma dessas classes possui uma violação de arquitetura</text:p>
      <text:p text:style-name="P3"/>
      <text:p text:style-name="P3"><text:span text:style-name="T2">Resultados</text:span> – Na média, 50% das co-changes possuiam uma classe com violação arquitetural, porém tivemos casos com até 80%, e também casos com menos de 20%</text:p>
      <text:p text:style-name="P1"/>
      <text:p text:style-name="P7">Abordagem <text:span text:style-name="T3">2 </text:span>– Verificar classes que possuem violações e classes que possuem estão em alguma cochange</text:p>
      <text:p text:style-name="P3"/>
      <text:p text:style-name="P3">Consistem em montar uma lista de classes com violações e outra lista de classes com cochanges e verificar a intersecção destas</text:p>
      <text:p text:style-name="P3"/>
      <text:p text:style-name="P3"><text:span text:style-name="T2">Resultados</text:span> – Menos de 50% das classes com violações também possuem cochanges e menos de 30% das classes com cochanges possuem violações</text:p>
      <text:p text:style-name="P1"/>
      <text:p text:style-name="P6">Abordage<text:span text:style-name="T1">m 3</text:span> – <text:span text:style-name="T1">Comparação de pares de violações e cochanges</text:span></text:p>
      <text:p text:style-name="P1"/>
      <text:p text:style-name="P2">Consiste em verificar se, dentre os pares de violaões, qual a porcentagem destes pares estariam listados nos pares de co-changes e ver se há alguma relação entre os dois</text:p>
      <text:p text:style-name="P1"/>
      <text:p text:style-name="P1"><text:span text:style-name="T2">Resultados</text:span> – <text:span text:style-name="T1">Após análise, menos de 10 % das violações se encontram nas cochanges. No melhor caso encontrado, foram de 50%, porém a casos de até menos de 1% das viol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8:31:12.987958476</meta:creation-date>
    <dc:date>2015-01-20T19:19:54.951224717</dc:date>
    <meta:editing-duration>PT47M4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205" meta:character-count="1283" meta:non-whitespace-character-count="1084"/>
  </office:meta>
</office:document-meta>
</file>